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color="#38761d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 fo:padding="0in" fo:border="none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fo:color="#38761d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9" style:family="paragraph" style:parent-style-name="Standard" style:master-page-name="Standard">
      <style:paragraph-properties fo:margin-top="0in" fo:margin-bottom="0in" loext:contextual-spacing="false" style:page-number="1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0" style:family="paragraph" style:parent-style-name="Standard">
      <style:paragraph-properties fo:margin-left="-0.1874in" fo:margin-right="-0.1252in" fo:margin-top="0in" fo:margin-bottom="0in" loext:contextual-spacing="false" fo:text-align="center" style:justify-single-word="false" fo:text-indent="0in" style:auto-text-indent="false" fo:padding="0in" fo:border="none"/>
    </style:style>
    <style:style style:name="P11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2" style:family="paragraph" style:parent-style-name="Standard" style:list-style-name="WWNum4">
      <style:paragraph-properties fo:margin-left="0.25in" fo:margin-right="0in" fo:text-indent="0in" style:auto-text-indent="false"/>
    </style:style>
    <style:style style:name="P13" style:family="paragraph" style:parent-style-name="Standard" style:list-style-name="WWNum1">
      <style:paragraph-properties fo:margin-left="0.25in" fo:margin-right="0in" fo:text-indent="0in" style:auto-text-indent="false"/>
    </style:style>
    <style:style style:name="P14" style:family="paragraph" style:parent-style-name="Standard" style:list-style-name="WWNum3">
      <style:paragraph-properties fo:margin-left="0.25in" fo:margin-right="0in" fo:text-indent="0in" style:auto-text-indent="false" fo:padding="0in" fo:border="none"/>
    </style:style>
    <style:style style:name="P15" style:family="paragraph" style:parent-style-name="Standard" style:list-style-name="WWNum4">
      <style:paragraph-properties fo:margin-left="0.25in" fo:margin-right="0in" fo:text-indent="0in" style:auto-text-indent="false" fo:padding="0in" fo:border="none"/>
    </style:style>
    <style:style style:name="P16" style:family="paragraph" style:parent-style-name="Standard" style:list-style-name="WWNum5">
      <style:paragraph-properties fo:margin-left="0.25in" fo:margin-right="0in" fo:text-indent="0in" style:auto-text-indent="false" fo:padding="0in" fo:border="non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9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20" style:family="paragraph" style:parent-style-name="Standard" style:list-style-name="WWNum2">
      <style:paragraph-properties fo:margin-left="1in" fo:margin-right="0in" fo:text-indent="-0.25in" style:auto-text-indent="false"/>
    </style:style>
    <style:style style:name="T1" style:family="text">
      <style:text-properties style:font-name="Calibri" fo:font-size="18pt" style:font-name-asian="Calibri1" style:font-size-asian="18pt" style:font-name-complex="Calibri1" style:font-size-complex="18pt"/>
    </style:style>
    <style:style style:name="T2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3" style:family="text">
      <style:text-properties style:font-name="Calibri" fo:font-size="10pt" style:font-name-asian="Calibri1" style:font-size-asian="10pt" style:font-name-complex="Calibri1" style:font-size-complex="10pt"/>
    </style:style>
    <style:style style:name="T4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5" style:family="text">
      <style:text-properties style:font-name="Calibri" fo:font-size="10pt" style:text-underline-style="none" style:font-name-asian="Calibri1" style:font-size-asian="10pt" style:font-name-complex="Calibri1" style:font-size-complex="10pt"/>
    </style:style>
    <style:style style:name="T6" style:family="text">
      <style:text-properties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T7" style:family="text">
      <style:text-properties style:font-name="Calibri" fo:font-style="italic" style:font-name-asian="Calibri1" style:font-style-asian="italic" style:font-name-complex="Calibri1"/>
    </style:style>
    <style:style style:name="T8" style:family="text">
      <style:text-properties style:font-name="Calibri" style:font-name-asian="Calibri1" style:font-name-complex="Calibri1"/>
    </style:style>
    <style:style style:name="T9" style:family="text">
      <style:text-properties fo:color="#000099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10" style:family="text">
      <style:text-properties fo:color="#1155cc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11" style:family="text">
      <style:text-properties fo:color="#38761d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2" style:family="text">
      <style:text-properties fo:color="#0c343d" style:font-name="Calibri" fo:font-size="10pt" style:font-name-asian="Calibri1" style:font-size-asian="10pt" style:font-name-complex="Calibri1" style:font-size-complex="10pt"/>
    </style:style>
    <style:style style:name="T13" style:family="text">
      <style:text-properties fo:color="#0c343d"/>
    </style:style>
    <style:style style:name="T14" style:family="text">
      <style:text-properties fo:color="#ffffff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<text:span text:style-name="T1">Chris</text:span><text:span text:style-name="T2"> </text:span><text:span text:style-name="T1">Johnson</text:span></text:p>
      <text:p text:style-name="P2"><text:span text:style-name="T3">1486 W. 3300 S., WVC, Utah 843119   |   </text:span><text:s/><text:a xlink:type="simple" xlink:href="mailto:email@domain.com" text:style-name="Internet_20_link" text:visited-style-name="Visited_20_Internet_20_Link"><text:span text:style-name="T9">7cdjohnson7@gmail.com</text:span></text:a> <text:span text:style-name="T3">  |  (801) 898-0236 | </text:span><text:a xlink:type="simple" xlink:href="https://rehpotsirhc.github.io/" text:style-name="Internet_20_link" text:visited-style-name="Visited_20_Internet_20_Link"><text:span text:style-name="T10">rehpotsirhc.github.io</text:span></text:a></text:p>
      <text:p text:style-name="P3"/>
      <text:p text:style-name="P1"><text:span text:style-name="T11">SUMMARY</text:span><text:span text:style-name="T12">.</text:span><text:span text:style-name="T13"> </text:span><text:span text:style-name="T14">....</text:span></text:p>
      <text:p text:style-name="P11"><text:span text:style-name="T3">Back-end web, application, and Restful API developer with 8 years of experience across the full stack, primarily using </text:span><text:span text:style-name="T4">C#</text:span><text:span text:style-name="T3">, <text:s/></text:span><text:span text:style-name="T4">.NET</text:span><text:span text:style-name="T3">, </text:span><text:span text:style-name="T4">MSSQL</text:span><text:span text:style-name="T3">, and </text:span><text:span text:style-name="T4">Javascript</text:span><text:span text:style-name="T3">. More recent experience includes </text:span><text:span text:style-name="T4">Angular</text:span><text:span text:style-name="T3">, </text:span><text:span text:style-name="T4">AWS, MySql, .Net Core, and microservice-</text:span><text:span text:style-name="T3">oriented architecture. Optimization and computational biology researcher with 2 years experience </text:span><text:span text:style-name="T4">model fitting</text:span><text:span text:style-name="T3"> using </text:span><text:span text:style-name="T4">machine learning </text:span><text:span text:style-name="T3">techniques, including search algorithms, neural networks, regression, clustering and feature extraction programmed in </text:span><text:span text:style-name="T4">Matlab</text:span><text:span text:style-name="T3">, </text:span><text:span text:style-name="T4">Python</text:span><text:span text:style-name="T3"> and </text:span><text:span text:style-name="T4">Java</text:span><text:span text:style-name="T3">. Creative, analytical thinker with excellent logical reasoning ability and superb written communication skills. I am a curious, life-long learner committed to exceptionalism in everything I do.</text:span></text:p>
      <text:p text:style-name="P4"/>
      <text:p text:style-name="P1"><text:span text:style-name="T11">PROFESSIONAL EXPERIENCE</text:span></text:p>
      <text:p text:style-name="P1"><text:span text:style-name="T4">Dealertrack (Cox Automotive)</text:span> <text:span text:style-name="T3">  Sandy, Utah </text:span><text:s/><text:span text:style-name="T3">        </text:span> <text:span text:style-name="T3"><text:s/>August 2016 - Present</text:span></text:p>
      <text:p text:style-name="P6"><text:span text:style-name="T7">Software Engineer</text:span></text:p>
      <text:list xml:id="list5405145296285744407" text:style-name="WWNum4">
        <text:list-item>
          <text:p text:style-name="P12"><text:span text:style-name="T3">Integral team member of a large, multi-team initiative to modernize a large SaaS application from RPG/DB2 to </text:span><text:span text:style-name="T4">microservices</text:span><text:span text:style-name="T3"> written in C#/</text:span><text:span text:style-name="T4">.Net Core</text:span><text:span text:style-name="T3"> and hosted in </text:span><text:span text:style-name="T4">AWS</text:span></text:p>
        </text:list-item>
        <text:list-item>
          <text:p text:style-name="P12"><text:span text:style-name="T3">Stepped-up as team-lead part way through project after company reorganization</text:span></text:p>
        </text:list-item>
        <text:list-item>
          <text:p text:style-name="P12"><text:span text:style-name="T3">Practiced </text:span><text:span text:style-name="T4">Scaled Agile Methodology</text:span><text:span text:style-name="T3"> and used automated build/deployments to facilitate </text:span><text:span text:style-name="T4">continuous delivery</text:span></text:p>
        </text:list-item>
      </text:list>
      <text:p text:style-name="P1"><text:span text:style-name="T4">Utah State University</text:span> <text:span text:style-name="T3">  Logan , Utah </text:span><text:s/><text:span text:style-name="T3">        </text:span> <text:span text:style-name="T3"><text:s/>January 2015 - August 2016</text:span></text:p>
      <text:p text:style-name="P1"><text:span text:style-name="T7">Machine Learning and Computational Biology Researcher and Lab Manager</text:span></text:p>
      <text:list xml:id="list8153557064061018723" text:style-name="WWNum3">
        <text:list-item>
          <text:p text:style-name="P14"><text:span text:style-name="T3">Built </text:span><text:span text:style-name="T4">optimization software</text:span><text:span text:style-name="T3"> and successfully applied it to fitting two biological models.</text:span></text:p>
        </text:list-item>
        <text:list-item>
          <text:p text:style-name="P14"><text:span text:style-name="T3">Collaborated closely with the Institute of Systems Biology on modelling research.</text:span></text:p>
        </text:list-item>
        <text:list-item>
          <text:p text:style-name="P14"><text:span text:style-name="T3">Increased speed of biological simulation software (Java) <text:s/>over 10 fold.</text:span></text:p>
        </text:list-item>
      </text:list>
      <text:p text:style-name="P1"><text:span text:style-name="T4">Orchid Event Solutions (Visit Salt Lake)</text:span> <text:span text:style-name="T3">  Salt Lake City , Utah </text:span><text:s/><text:span text:style-name="T3">        </text:span> <text:span text:style-name="T3"><text:s/>December 2013 - August 2014</text:span></text:p>
      <text:p text:style-name="P1"><text:span text:style-name="T7">Software Engineer</text:span></text:p>
      <text:list xml:id="list93738251076316" text:continue-list="list5405145296285744407" text:style-name="WWNum4">
        <text:list-item>
          <text:p text:style-name="P15"><text:span text:style-name="T3">Reduced website creation time over 25% by automating development, build and deployment processes.</text:span></text:p>
        </text:list-item>
        <text:list-item>
          <text:p text:style-name="P15"><text:span text:style-name="T3">Led a successful devops migration to newer technologies including TFS and Release Management.</text:span></text:p>
        </text:list-item>
        <text:list-item>
          <text:p text:style-name="P15"><text:span text:style-name="T3">Practiced Agile Methodology on a small, cross-functional team</text:span></text:p>
        </text:list-item>
      </text:list>
      <text:p text:style-name="P1"><text:span text:style-name="T4">Carnections, Inc.</text:span> <text:span text:style-name="T3">  Salt Lake City , Utah </text:span><text:s/><text:span text:style-name="T3">        </text:span> <text:span text:style-name="T3"><text:s/>June 2009 - December 2013</text:span></text:p>
      <text:p text:style-name="P1"><text:span text:style-name="T7">Co-Owner, Founder and Webmaster</text:span></text:p>
      <text:list xml:id="list7301002363349585779" text:style-name="WWNum5">
        <text:list-item>
          <text:p text:style-name="P16"><text:soft-page-break/><text:span text:style-name="T3">Designed, programmed, and maintained its website, carnections.com</text:span></text:p>
        </text:list-item>
        <text:list-item>
          <text:p text:style-name="P16"><text:span text:style-name="T3">Significantly expanded online presence using search engine optimization (SEO)</text:span></text:p>
        </text:list-item>
      </text:list>
      <text:p text:style-name="P6"><text:span text:style-name="T11">SKILLS and TECHNOLOGIES</text:span></text:p>
      <text:list xml:id="list8577228437704017541" text:style-name="WWNum2">
        <text:list-item>
          <text:p text:style-name="P17"><text:span text:style-name="T3">Full stack, APIs, microservices, UI, speech and language processing, data vis., machine learning</text:span></text:p>
        </text:list-item>
        <text:list-item>
          <text:p text:style-name="P17"><text:span text:style-name="T3">C#, .NET Framework and Core, Angular, Java, MSSQL, MySQL, Python, Javascript, Matlab, Docker, Git, TFS, AWS (EC2, Elastic Beanstalk, Lambda, Aurora, S3, Dynamo) </text:span></text:p>
        </text:list-item>
      </text:list>
      <text:p text:style-name="P7"/>
      <text:p text:style-name="P6"><text:span text:style-name="T11">EDUCATION</text:span></text:p>
      <text:p text:style-name="P6"><text:span text:style-name="T4">Utah State University</text:span> <text:span text:style-name="T3">  Logan, Utah          July 2016</text:span></text:p>
      <text:p text:style-name="P6"><text:span text:style-name="T7">Computer Science, M.S., GPA 3.89</text:span></text:p>
      <text:list xml:id="list1464512891615213357" text:style-name="WWNum1">
        <text:list-item>
          <text:p text:style-name="P13"><text:span text:style-name="T3">Emphasis in </text:span><text:span text:style-name="T4">machine learning</text:span><text:span text:style-name="T3">, optimization, and computational biology</text:span></text:p>
        </text:list-item>
        <text:list-item>
          <text:p text:style-name="P13"><text:span text:style-name="T3">Thesis: </text:span><text:span text:style-name="T4">Fitting a Multiscale Biofilm Model using a Parallelized Multi-objective Genetic Algorithm</text:span></text:p>
        </text:list-item>
      </text:list>
      <text:p text:style-name="P6"><text:span text:style-name="T4">University of Utah</text:span> <text:span text:style-name="T3">  Salt Lake City, Utah          May 2012</text:span></text:p>
      <text:p text:style-name="P6"><text:span text:style-name="T7">Psychology, B.S., GPA 3.75</text:span></text:p>
      <text:p text:style-name="P6"><text:span text:style-name="T4">University of Utah</text:span> <text:span text:style-name="T3">  Salt Lake City, Utah          May 2012</text:span></text:p>
      <text:p text:style-name="P6"><text:span text:style-name="T7">Philosophy, B.S., GPA 3.75</text:span></text:p>
      <text:p text:style-name="P1"><text:span text:style-name="T11">PUBLICATIONS</text:span></text:p>
      <text:list xml:id="list93738663384198" text:continue-list="list8577228437704017541" text:style-name="WWNum2">
        <text:list-item>
          <text:p text:style-name="P18"><text:span text:style-name="T3">Third author on </text:span><text:span text:style-name="T6">Bridging the multiscale gap: Identifying cellular parameters from multicellular data</text:span></text:p>
          <text:list>
            <text:list-item>
              <text:p text:style-name="P19"><text:span text:style-name="T3">Primary contribution was developing parameter searching software to fit model</text:span></text:p>
            </text:list-item>
          </text:list>
        </text:list-item>
        <text:list-item>
          <text:p text:style-name="P17"><text:span text:style-name="T3">Third author on Cell Death as a Trigger for Morphogenesis</text:span></text:p>
          <text:list>
            <text:list-item>
              <text:p text:style-name="P20"><text:span text:style-name="T3">Primary contribution was developing and programming software model of biofilm cell death</text:span></text:p>
            </text:list-item>
          </text:list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in" fo:margin-bottom="0.25in" loext:contextual-spacing="true" fo:line-height="100%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063in" fo:margin-bottom="0.2118in" loext:contextual-spacing="true" fo:line-height="100%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61in" fo:margin-bottom="0.222in" loext:contextual-spacing="true" fo:line-height="100%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3437in" fo:margin-bottom="0.2047in" loext:contextual-spacing="true" fo:line-height="100%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299in" fo:margin-bottom="0.2047in" loext:contextual-spacing="true" fo:line-height="100%"/>
      <style:text-properties fo:font-style="normal" fo:font-weight="bold" style:font-style-asian="normal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89in" fo:margin-bottom="0.278in" loext:contextual-spacing="true" fo:line-height="100%"/>
      <style:text-properties fo:font-size="10pt" fo:font-style="normal" fo:font-weight="bold" style:font-size-asian="10pt" style:font-style-asian="normal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➔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0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2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25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26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➔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9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31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34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35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style:font-name="Calibri" fo:font-size="10pt" style:font-name-asian="Calibri1" style:font-size-asian="10pt" style:font-name-complex="Calibri1" style:font-size-complex="10pt"/>
    </style:style>
    <style:style style:name="MT2" style:family="text">
      <style:text-properties fo:color="#1155cc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fo:background-color="#ffffff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ee </text:span><text:a xlink:type="simple" xlink:href="https://rehpotsirhc.github.io/" text:style-name="Internet_20_link" text:visited-style-name="Visited_20_Internet_20_Link"><text:span text:style-name="MT2">https://rehpotsirhc.github.io/</text:span></text:a><text:span text:style-name="MT1"> for more information on my master’s thesis, publications, and code sampl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484" meta:character-count="3475" meta:non-whitespace-character-count="2956"/>
    <meta:generator>LibreOfficeDev/5.1.0.3$Linux_X86_64 LibreOffice_project/</meta:generator>
  </office:meta>
</office:document-meta>
</file>